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8c2ec" officeooo:paragraph-rsid="0028c2ec"/>
    </style:style>
    <style:style style:name="P13" style:family="paragraph" style:parent-style-name="Table_20_Contents">
      <style:text-properties officeooo:rsid="00299ac5" officeooo:paragraph-rsid="00299ac5"/>
    </style:style>
    <style:style style:name="P14" style:family="paragraph" style:parent-style-name="Table_20_Contents">
      <style:text-properties officeooo:rsid="002bf257" officeooo:paragraph-rsid="002bf257"/>
    </style:style>
    <style:style style:name="P15" style:family="paragraph" style:parent-style-name="Table_20_Contents">
      <style:text-properties officeooo:rsid="002c4719" officeooo:paragraph-rsid="002c4719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P14">AllocateMem</text:p>
            <text:p text:style-name="P14">uparrow key and down arrowkey history functionality</text:p>
            <text:p text:style-name="P14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P13">showAllocated()</text:p>
            <text:p text:style-name="P13">showFree()</text:p>
            <text:p text:style-name="P13">initializeHeap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P15">freeMem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2">User’s Manual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12T03:54:28.278825903</dc:date>
    <meta:editing-duration>PT1H8M39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69" meta:word-count="91" meta:character-count="789" meta:non-whitespace-character-count="767"/>
  </office:meta>
</office:document-meta>
</file>